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33cm" fo:margin-right="-0.049cm" fo:margin-top="0.457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ff" style:text-line-through-style="none" style:text-line-through-type="none" style:text-position="0% 100%" style:font-name="Times New Roman" fo:font-size="10pt" fo:font-style="normal" style:text-underline-style="none" fo:font-weight="normal" officeooo:paragraph-rsid="0009e6c9" style:font-name-asian="Times New Roman2" style:font-size-asian="10pt" style:font-style-asian="normal" style:font-weight-asian="normal" style:font-name-complex="Times New Roman2" style:font-size-complex="10pt"/>
    </style:style>
    <style:style style:name="P2" style:family="paragraph" style:parent-style-name="Standard">
      <style:paragraph-properties fo:margin-left="-0.533cm" fo:margin-right="-0.049cm" fo:margin-top="0.457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000000" officeooo:paragraph-rsid="0009e6c9"/>
    </style:style>
    <style:style style:name="P3" style:family="paragraph" style:parent-style-name="Standard" style:list-style-name="L1">
      <style:text-properties officeooo:rsid="00114504" officeooo:paragraph-rsid="00114504"/>
    </style:style>
    <style:style style:name="P4" style:family="paragraph" style:parent-style-name="Standard">
      <style:paragraph-properties fo:margin-left="-0.533cm" fo:margin-right="-0.542cm" fo:margin-top="0.466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0c9ba4"/>
    </style:style>
    <style:style style:name="P5" style:family="paragraph" style:parent-style-name="Standard">
      <style:paragraph-properties fo:margin-left="-0.533cm" fo:margin-right="-0.542cm" fo:margin-top="0.466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9ba4"/>
    </style:style>
    <style:style style:name="P6" style:family="paragraph" style:parent-style-name="Text_20_body">
      <style:paragraph-properties fo:text-align="start" style:justify-single-word="false"/>
      <style:text-properties officeooo:paragraph-rsid="001050d8"/>
    </style:style>
    <style:style style:name="P7" style:family="paragraph" style:parent-style-name="Text_20_body">
      <style:paragraph-properties fo:margin-left="-0.533cm" fo:margin-right="-0.049cm" fo:margin-top="0.457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paragraph-rsid="000c9ba4"/>
    </style:style>
    <style:style style:name="P8" style:family="paragraph" style:parent-style-name="Heading_20_2" style:master-page-name="Standard">
      <loext:graphic-properties draw:fill="none"/>
      <style:paragraph-properties fo:margin-left="-0.499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style:page-number="1" fo:background-color="transparent" fo:keep-with-next="always" style:writing-mode="lr-tb"/>
      <style:text-properties officeooo:rsid="00114504" officeooo:paragraph-rsid="00114504"/>
    </style:style>
    <style:style style:name="P9" style:family="paragraph" style:parent-style-name="Heading_20_3">
      <style:text-properties officeooo:rsid="00114504" officeooo:paragraph-rsid="00114504"/>
    </style:style>
    <style:style style:name="P10" style:family="paragraph" style:parent-style-name="Preformatted_20_Text">
      <loext:graphic-properties draw:fill="solid" draw:fill-color="#232629" draw:opacity="100%"/>
      <style:paragraph-properties fo:background-color="#232629"/>
      <style:text-properties fo:color="#cfcfc2"/>
    </style:style>
    <style:style style:name="P11" style:family="paragraph" style:parent-style-name="Preformatted_20_Text">
      <loext:graphic-properties draw:fill="solid" draw:fill-color="#232629" draw:opacity="100%"/>
      <style:paragraph-properties fo:background-color="#232629"/>
      <style:text-properties fo:color="#cfcfc2" officeooo:paragraph-rsid="000c9ba4"/>
    </style:style>
    <style:style style:name="P12" style:family="paragraph" style:parent-style-name="Preformatted_20_Text">
      <loext:graphic-properties draw:fill="solid" draw:fill-color="#232629" draw:opacity="100%"/>
      <style:paragraph-properties fo:background-color="#232629"/>
      <style:text-properties fo:color="#cfcfc2" officeooo:paragraph-rsid="001050d8"/>
    </style:style>
    <style:style style:name="P13" style:family="paragraph" style:parent-style-name="Preformatted_20_Text">
      <loext:graphic-properties draw:fill="solid" draw:fill-color="#232629" draw:opacity="100%"/>
      <style:paragraph-properties fo:background-color="#232629"/>
      <style:text-properties fo:color="#cfcfc2" officeooo:rsid="001050d8" officeooo:paragraph-rsid="001050d8"/>
    </style:style>
    <style:style style:name="P14" style:family="paragraph" style:parent-style-name="Preformatted_20_Text">
      <loext:graphic-properties draw:fill="solid" draw:fill-color="#232629" draw:opacity="100%"/>
      <style:paragraph-properties fo:background-color="#232629"/>
      <style:text-properties fo:color="#cfcfc2" officeooo:paragraph-rsid="0014035d"/>
    </style:style>
    <style:style style:name="P15" style:family="paragraph" style:parent-style-name="Preformatted_20_Text">
      <loext:graphic-properties draw:fill="solid" draw:fill-color="#232629" draw:opacity="100%"/>
      <style:paragraph-properties fo:background-color="#232629"/>
    </style:style>
    <style:style style:name="P16" style:family="paragraph" style:parent-style-name="Preformatted_20_Text">
      <loext:graphic-properties draw:fill="solid" draw:fill-color="#232629" draw:opacity="100%"/>
      <style:paragraph-properties fo:background-color="#232629"/>
      <style:text-properties fo:color="#7a7c7d"/>
    </style:style>
    <style:style style:name="P17" style:family="paragraph" style:parent-style-name="Preformatted_20_Text">
      <loext:graphic-properties draw:fill="solid" draw:fill-color="#232629" draw:opacity="100%"/>
      <style:paragraph-properties fo:background-color="#232629"/>
      <style:text-properties fo:color="#7a7c7d" officeooo:paragraph-rsid="0014035d"/>
    </style:style>
    <style:style style:name="P18" style:family="paragraph" style:parent-style-name="Preformatted_20_Text">
      <loext:graphic-properties draw:fill="solid" draw:fill-color="#232629" draw:opacity="100%"/>
      <style:paragraph-properties fo:margin-top="0cm" fo:margin-bottom="0.499cm" loext:contextual-spacing="false" fo:background-color="#232629"/>
      <style:text-properties fo:color="#cfcfc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2" style:font-size-asian="10pt" style:font-style-asian="normal" style:font-weight-asian="bold" style:font-name-complex="Times New Roman2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2" style:font-size-asian="10pt" style:font-style-asian="italic" style:font-weight-asian="normal" style:font-name-complex="Times New Roman2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T5" style:family="text">
      <style:text-properties fo:color="#2980b9"/>
    </style:style>
    <style:style style:name="T6" style:family="text">
      <style:text-properties fo:color="#f67400"/>
    </style:style>
    <style:style style:name="T7" style:family="text">
      <style:text-properties fo:color="#fdbc4b" fo:font-weight="bold"/>
    </style:style>
    <style:style style:name="T8" style:family="text">
      <style:text-properties fo:color="#cfcfc2"/>
    </style:style>
    <style:style style:name="T9" style:family="text">
      <style:text-properties fo:font-weight="bold"/>
    </style:style>
    <style:style style:name="T10" style:family="text">
      <style:text-properties fo:font-weight="bold" style:text-blinking="false" fo:background-color="transparent" loext:char-shading-value="0"/>
    </style:style>
    <style:style style:name="T11" style:family="text">
      <style:text-properties fo:color="#27ae60"/>
    </style:style>
    <style:style style:name="T12" style:family="text">
      <style:text-properties fo:color="#f44f4f"/>
    </style:style>
    <style:style style:name="T13" style:family="text">
      <style:text-properties fo:color="#3daee9"/>
    </style:style>
    <style:style style:name="T14" style:family="text">
      <style:text-properties fo:color="#7a7c7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dré Luiz Teixeira Kohlrausch<text:tab/><text:tab/> <text:s text:c="6"/><text:tab/>201702725</text:p>
      <text:p text:style-name="P7"><text:span text:style-name="T10">Tema: Árvore AVL</text:span></text:p>
      <text:p text:style-name="P2"><text:span text:style-name="T4">1. Implemente e teste uma função que retorne a quantidade de nós de uma árvore AVL que possuem apenas um filho.</text:span><text:span text:style-name="T8"> <text:s text:c="3"/></text:span></text:p>
      <text:section text:style-name="Sect1" text:name="Item 1">
        <text:section-source xlink:href="../ene" text:filter-name="HTML (StarWriter)"/>
        <text:p text:style-name="P10"/>
        <text:p text:style-name="P11"><text:span text:style-name="T5">int</text:span> filho_unico(ArvAVL *raiz){</text:p>
        <text:p text:style-name="P11"/>
        <text:p text:style-name="P10"><text:s text:c="4"/><text:span text:style-name="T5">static</text:span> <text:span text:style-name="T5">int</text:span> quantidade = <text:span text:style-name="T6">0</text:span>;</text:p>
        <text:p text:style-name="P10"><text:s text:c="4"/><text:span text:style-name="T5">int</text:span> filho_d, filho_e;</text:p>
        <text:p text:style-name="P10"><text:s text:c="4"/><text:span text:style-name="T7">if</text:span>(raiz == NULL)</text:p>
        <text:p text:style-name="P10"><text:s text:c="8"/><text:span text:style-name="T7">return</text:span> <text:span text:style-name="T6">0</text:span>;</text:p>
        <text:p text:style-name="P10"><text:s text:c="4"/><text:span text:style-name="T7">if</text:span>(*raiz != NULL){</text:p>
        <text:p text:style-name="P10"><text:s text:c="8"/></text:p>
        <text:p text:style-name="P10"><text:s text:c="8"/>filho_d = <text:span text:style-name="T6">0</text:span>;</text:p>
        <text:p text:style-name="P10"><text:s text:c="8"/>filho_e = <text:span text:style-name="T6">0</text:span>;</text:p>
        <text:p text:style-name="P10"><text:s text:c="8"/></text:p>
        <text:p text:style-name="P10"><text:s text:c="8"/><text:span text:style-name="T7">if</text:span>(((*raiz)-&gt;esq) == NULL){</text:p>
        <text:p text:style-name="P10"><text:s text:c="12"/>filho_e = <text:span text:style-name="T6">1</text:span> <text:s text:c="2"/></text:p>
        <text:p text:style-name="P10"><text:s text:c="8"/>}</text:p>
        <text:p text:style-name="P10"><text:s text:c="8"/></text:p>
        <text:p text:style-name="P10"><text:s text:c="8"/><text:span text:style-name="T7">if</text:span>(((*raiz)-&gt;dir) == NULL){</text:p>
        <text:p text:style-name="P10"><text:s text:c="12"/>filho_d = <text:span text:style-name="T6">1</text:span>;</text:p>
        <text:p text:style-name="P10"><text:s text:c="8"/>}</text:p>
        <text:p text:style-name="P10"><text:s text:c="8"/></text:p>
        <text:p text:style-name="P10"><text:s text:c="8"/><text:span text:style-name="T7">if</text:span>((filho_d + filho_e) == <text:span text:style-name="T6">1</text:span>){</text:p>
        <text:p text:style-name="P10"><text:s text:c="12"/>quantidade++;</text:p>
        <text:p text:style-name="P10"><text:s text:c="8"/>};</text:p>
        <text:p text:style-name="P10"><text:s text:c="8"/></text:p>
        <text:p text:style-name="P10"><text:s text:c="8"/>filho_unico(&amp;((*raiz)-&gt;esq));</text:p>
        <text:p text:style-name="P10"><text:s text:c="8"/>filho_unico(&amp;((*raiz)-&gt;dir));</text:p>
        <text:p text:style-name="P10"><text:s text:c="8"/></text:p>
        <text:p text:style-name="P10"><text:s text:c="8"/><text:span text:style-name="T7">return</text:span> quantidade;</text:p>
        <text:p text:style-name="P10"><text:s text:c="4"/>}</text:p>
        <text:p text:style-name="P18">}</text:p>
      </text:section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1">2. Implemente e teste uma função (recursiva ou não recursiva) que verifique a existência de um valor X numa árvore AVL. Caso não se encontre o valor x, deve-se retornar, por referência, os valores imediatamente inferior e superior ao valor x, se houver. Na função main, imprimir uma das seguintes mensagens: a) “O valor de x encontra-se na AVL.” ou b) “Limite inferior de x encontrado na AVL: &lt;limite_inferior&gt;.” e/ou “Limite superior de x encontrado na AVL: &lt;limite_superior&gt;.” </text:span><text:span text:style-name="T2">Protótipo da função: </text:span><text:span text:style-name="T3">int consultaIntervalarAVL(ArvAVL *raiz, int x, int *limInf, int *limSup);</text:span></text:p>
      <text:p text:style-name="P4"><text:span text:style-name="T3"/></text:p>
      <text:section text:style-name="Sect2" text:name="Item 2">
        <text:section-source xlink:href="../funcao" text:filter-name="HTML (StarWriter)"/>
        <text:p text:style-name="P14"><text:span text:style-name="T11"><office:annotation><dc:date>2019-09-27T19:14:59.166730711</dc:date><text:p>Highlighting: "C"</text:p></office:annotation></text:span><text:span text:style-name="T11">#include &lt;stdio.h&gt;</text:span></text:p>
        <text:p text:style-name="P14"><text:span text:style-name="T11">#include &lt;stdlib.h&gt;</text:span></text:p>
        <text:p text:style-name="P10"><text:span text:style-name="T11">#include "ArvoreAVL.h"</text:span></text:p>
        <text:p text:style-name="P15"/>
        <text:p text:style-name="P10"><text:span text:style-name="T5">int</text:span> main(){</text:p>
        <text:p text:style-name="P10"><text:s text:c="4"/>ArvAVL* avl;</text:p>
        <text:p text:style-name="P10"><text:s text:c="4"/><text:span text:style-name="T5">int</text:span> * lim_inf, * lim_sup;</text:p>
        <text:p text:style-name="P10"><text:s text:c="4"/><text:span text:style-name="T5">int</text:span> res, i, valor, resultado;</text:p>
        <text:p text:style-name="P10"><text:s text:c="4"/><text:span text:style-name="T5">int</text:span> N = <text:span text:style-name="T6">4</text:span>, dados[<text:span text:style-name="T6">4</text:span>] = {<text:span text:style-name="T6">2</text:span>,<text:span text:style-name="T6">300</text:span>,-<text:span text:style-name="T6">5</text:span>,<text:span text:style-name="T6">3</text:span>};</text:p>
        <text:p text:style-name="P10"><text:s text:c="4"/></text:p>
        <text:p text:style-name="P10"><text:s text:c="4"/>avl = cria_ArvAVL();</text:p>
        <text:p text:style-name="P14"><text:s text:c="4"/></text:p>
        <text:p text:style-name="P14"><text:s text:c="4"/><text:span text:style-name="T7">for</text:span>(i=<text:span text:style-name="T6">0</text:span>;i&lt;N;i++){</text:p>
        <text:p text:style-name="P10"><text:s text:c="8"/>res = insere_ArvAVL(avl,dados[i]); <text:s text:c="7"/></text:p>
        <text:p text:style-name="P10"><text:s text:c="4"/>} <text:s/></text:p>
        <text:p text:style-name="P10"/>
        <text:p text:style-name="P10"><text:s text:c="4"/>lim_inf = (<text:span text:style-name="T5">int</text:span> *)malloc(<text:span text:style-name="T9">sizeof</text:span>(<text:span text:style-name="T5">int</text:span>));</text:p>
        <text:p text:style-name="P10"><text:s text:c="4"/>lim_sup = (<text:span text:style-name="T5">int</text:span> *)malloc(<text:span text:style-name="T9">sizeof</text:span>(<text:span text:style-name="T5">int</text:span>)); <text:s text:c="3"/></text:p>
        <text:p text:style-name="P10"><text:s text:c="4"/>scanf(<text:span text:style-name="T12">"%d"</text:span>,&amp;valor); <text:s text:c="3"/></text:p>
        <text:p text:style-name="P10"/>
        <text:p text:style-name="P10"><text:s text:c="4"/>resultado = consultaIntervalarAVL(avl,valor,lim_inf, lim_sup); </text:p>
        <text:p text:style-name="P15"/>
        <text:p text:style-name="P10"><text:s text:c="4"/><text:span text:style-name="T7">if</text:span>(resultado == <text:span text:style-name="T6">1</text:span>){</text:p>
        <text:p text:style-name="P10"><text:s text:c="8"/>printf(<text:span text:style-name="T12">"O valor de %d encontra-se na AVL.</text:span><text:span text:style-name="T13">\n</text:span><text:span text:style-name="T12">"</text:span>,valor);</text:p>
        <text:p text:style-name="P10"><text:s text:c="4"/>}</text:p>
        <text:p text:style-name="P10"><text:s text:c="4"/><text:span text:style-name="T7">else</text:span> <text:span text:style-name="T7">if</text:span>(resultado == <text:span text:style-name="T6">2</text:span>){</text:p>
        <text:p text:style-name="P10"><text:s text:c="8"/>printf(<text:span text:style-name="T12">"Limite superior de %d encontrado na AVL: %d.</text:span><text:span text:style-name="T13">\n</text:span><text:span text:style-name="T12">"</text:span>,valor,*lim_sup);</text:p>
        <text:p text:style-name="P10"><text:s text:c="4"/>}</text:p>
        <text:p text:style-name="P10"><text:s text:c="4"/><text:span text:style-name="T7">else</text:span> <text:span text:style-name="T7">if</text:span>(resultado == <text:span text:style-name="T6">3</text:span>){</text:p>
        <text:p text:style-name="P10"><text:s text:c="8"/>printf(<text:span text:style-name="T12">"Limite inferior de %d encontrado na AVL: %d.</text:span><text:span text:style-name="T13">\n</text:span><text:span text:style-name="T12">"</text:span>,valor,*lim_inf);</text:p>
        <text:p text:style-name="P10"><text:s text:c="4"/>}</text:p>
        <text:p text:style-name="P14"/>
        <text:p text:style-name="P14"/>
        <text:p text:style-name="P14"/>
        <text:p text:style-name="P14"/>
        <text:p text:style-name="P14"/>
        <text:p text:style-name="P14"><text:soft-page-break/><text:s text:c="4"/><text:span text:style-name="T7">else</text:span> <text:span text:style-name="T7">if</text:span>(resultado == <text:span text:style-name="T6">5</text:span>){</text:p>
        <text:p text:style-name="P10"><text:s text:c="8"/>printf(<text:span text:style-name="T12">"Limite superior de %d encontrado na AVL: %d.</text:span><text:span text:style-name="T13">\n</text:span><text:span text:style-name="T12">"</text:span>,valor,*lim_sup);</text:p>
        <text:p text:style-name="P10"><text:s text:c="8"/>printf(<text:span text:style-name="T12">"Limite inferior de %d encontrado na AVL: %d.</text:span><text:span text:style-name="T13">\n</text:span><text:span text:style-name="T12">"</text:span>,valor,*lim_inf); <text:s text:c="7"/></text:p>
        <text:p text:style-name="P10"><text:s text:c="4"/>}</text:p>
        <text:p text:style-name="P10"><text:s text:c="4"/></text:p>
        <text:p text:style-name="P10"><text:s text:c="4"/>libera_ArvAVL(avl);</text:p>
        <text:p text:style-name="P10"><text:s text:c="4"/>free(lim_inf);</text:p>
        <text:p text:style-name="P10"><text:s text:c="4"/>lim_inf = NULL;</text:p>
        <text:p text:style-name="P10"><text:s text:c="4"/>free(lim_sup);</text:p>
        <text:p text:style-name="P10"><text:s text:c="4"/>lim_sup = NULL;</text:p>
        <text:p text:style-name="P10"><text:s text:c="4"/><text:span text:style-name="T7">return</text:span> <text:span text:style-name="T6">0</text:span>;</text:p>
        <text:p text:style-name="P15"><text:span text:style-name="T8">}</text:span></text:p>
        <text:p text:style-name="P17">//Código da função</text:p>
        <text:p text:style-name="P15"/>
        <text:p text:style-name="P10"><text:span text:style-name="T5">int</text:span> consultaIntervalarAVL(ArvAVL *raiz, <text:span text:style-name="T5">int</text:span> x, <text:span text:style-name="T5">int</text:span> *limInf, <text:span text:style-name="T5">int</text:span> *limSup){</text:p>
        <text:p text:style-name="P10"><text:s text:c="4"/></text:p>
        <text:p text:style-name="P10"><text:s text:c="4"/><text:span text:style-name="T5">int</text:span> resultado, contador;</text:p>
        <text:p text:style-name="P10"><text:s text:c="4"/></text:p>
        <text:p text:style-name="P10"><text:s text:c="4"/>resultado = consulta_ArvAVL(raiz, x);</text:p>
        <text:p text:style-name="P10"><text:s text:c="4"/></text:p>
        <text:p text:style-name="P10"><text:s text:c="4"/><text:span text:style-name="T7">if</text:span>(resultado == <text:span text:style-name="T6">1</text:span>){</text:p>
        <text:p text:style-name="P10"><text:s text:c="8"/><text:span text:style-name="T7">return</text:span> resultado;</text:p>
        <text:p text:style-name="P10"><text:s text:c="4"/>}</text:p>
        <text:p text:style-name="P10"><text:s text:c="4"/><text:span text:style-name="T7">else</text:span>{</text:p>
        <text:p text:style-name="P14"><text:s text:c="8"/>*limInf = *limSup = <text:span text:style-name="T6">0</text:span>;</text:p>
        <text:p text:style-name="P14"><text:s text:c="8"/></text:p>
        <text:p text:style-name="P10"><text:s text:c="8"/><text:span text:style-name="T7">for</text:span>(contador = x + <text:span text:style-name="T6">1</text:span>;contador &lt; x * <text:span text:style-name="T6">100</text:span>; contador++){</text:p>
        <text:p text:style-name="P10"><text:s text:c="12"/><text:span text:style-name="T14">//busca o limite superior</text:span></text:p>
        <text:p text:style-name="P10"><text:s text:c="12"/><text:span text:style-name="T7">if</text:span>(consulta_ArvAVL(raiz,contador) == <text:span text:style-name="T6">1</text:span>){</text:p>
        <text:p text:style-name="P10"><text:s text:c="16"/>*limSup = contador;</text:p>
        <text:p text:style-name="P10"><text:s text:c="16"/>resultado += <text:span text:style-name="T6">2</text:span>;</text:p>
        <text:p text:style-name="P10"><text:s text:c="16"/><text:span text:style-name="T7">break</text:span>;</text:p>
        <text:p text:style-name="P10"><text:s text:c="12"/>}</text:p>
        <text:p text:style-name="P10"><text:s text:c="8"/>}</text:p>
        <text:p text:style-name="P10"><text:s text:c="8"/><text:span text:style-name="T7">for</text:span>(contador = x - <text:span text:style-name="T6">1</text:span>;contador &gt; x * (-<text:span text:style-name="T6">100</text:span>); contador--){</text:p>
        <text:p text:style-name="P10"><text:s text:c="12"/><text:span text:style-name="T14">//busca o limite superior</text:span></text:p>
        <text:p text:style-name="P10"><text:s text:c="12"/><text:span text:style-name="T7">if</text:span>(consulta_ArvAVL(raiz,contador) == <text:span text:style-name="T6">1</text:span>){</text:p>
        <text:p text:style-name="P10"><text:s text:c="16"/>*limInf = contador;</text:p>
        <text:p text:style-name="P10"><text:s text:c="16"/>resultado += <text:span text:style-name="T6">3</text:span>;</text:p>
        <text:p text:style-name="P10"><text:s text:c="16"/><text:span text:style-name="T7">break</text:span>;</text:p>
        <text:p text:style-name="P10"><text:s text:c="12"/>}</text:p>
        <text:p text:style-name="P10"><text:s text:c="8"/>}</text:p>
        <text:p text:style-name="P10"><text:s text:c="4"/>}</text:p>
        <text:p text:style-name="P10"><text:s text:c="4"/><text:span text:style-name="T7">return</text:span> resultado;</text:p>
        <text:p text:style-name="P18">}</text:p>
      </text:section>
      <text:p text:style-name="P6"><text:soft-page-break/><text:span text:style-name="T1">3. Implemente e teste um programa que crie uma lista encadeada com os nós de uma árvore AVL em percurso em- ordem. O programa deverá imprimir o resultado do percurso em-ordem na AVL e do conteúdo armazenado na lista encadeada.</text:span></text:p>
      <text:section text:style-name="Sect2" text:name="Item 3">
        <text:section-source xlink:href="../Tarefa%203/abc" text:filter-name="HTML (StarWriter)"/>
        <text:p text:style-name="P13"><text:span text:style-name="T11">#include &lt;stdio.h&gt;</text:span></text:p>
        <text:p text:style-name="P12"><text:span text:style-name="T11">#include &lt;stdlib.h&gt;</text:span></text:p>
        <text:p text:style-name="P10"><text:span text:style-name="T11">#include "ArvoreAVL.h"</text:span></text:p>
        <text:p text:style-name="P10"><text:span text:style-name="T11">#include "Lista.h"</text:span></text:p>
        <text:p text:style-name="P15"/>
        <text:p text:style-name="P10"><text:span text:style-name="T5">int</text:span> main(){</text:p>
        <text:p text:style-name="P10"><text:s text:c="4"/>ArvAVL* avl;</text:p>
        <text:p text:style-name="P10"><text:s text:c="4"/>Lista* emOrdem;</text:p>
        <text:p text:style-name="P10"><text:s text:c="4"/><text:span text:style-name="T5">int</text:span> res,i;</text:p>
        <text:p text:style-name="P10"><text:s text:c="4"/><text:span text:style-name="T5">int</text:span> N = <text:span text:style-name="T6">10</text:span>, dados[<text:span text:style-name="T6">10</text:span>] = {<text:span text:style-name="T6">50</text:span>,<text:span text:style-name="T6">25</text:span>,<text:span text:style-name="T6">10</text:span>,<text:span text:style-name="T6">5</text:span>,<text:span text:style-name="T6">7</text:span>,<text:span text:style-name="T6">3</text:span>,<text:span text:style-name="T6">30</text:span>,<text:span text:style-name="T6">20</text:span>,<text:span text:style-name="T6">8</text:span>,<text:span text:style-name="T6">15</text:span>};</text:p>
        <text:p text:style-name="P10"><text:s text:c="4"/></text:p>
        <text:p text:style-name="P10"><text:s text:c="4"/>avl = cria_ArvAVL();</text:p>
        <text:p text:style-name="P10"><text:s text:c="4"/>emOrdem = lista_cria();</text:p>
        <text:p text:style-name="P10"><text:s text:c="4"/></text:p>
        <text:p text:style-name="P10"><text:s text:c="4"/></text:p>
        <text:p text:style-name="P10"><text:s text:c="4"/><text:span text:style-name="T7">for</text:span>(i=<text:span text:style-name="T6">0</text:span>;i&lt;N;i++){</text:p>
        <text:p text:style-name="P10"><text:s text:c="8"/>res = insere_ArvAVL(avl,dados[i]);</text:p>
        <text:p text:style-name="P10"><text:s text:c="4"/>}</text:p>
        <text:p text:style-name="P10"><text:s text:c="4"/></text:p>
        <text:p text:style-name="P10"><text:s text:c="4"/>printf(<text:span text:style-name="T12">"</text:span><text:span text:style-name="T13">\n</text:span><text:span text:style-name="T12">AVL em ordem:</text:span><text:span text:style-name="T13">\n</text:span><text:span text:style-name="T12">"</text:span>);</text:p>
        <text:p text:style-name="P10"><text:s text:c="4"/>emOrdem_ArvAVL(avl);</text:p>
        <text:p text:style-name="P10"><text:s text:c="4"/>printf(<text:span text:style-name="T12">"</text:span><text:span text:style-name="T13">\n\n</text:span><text:span text:style-name="T12">"</text:span>);</text:p>
        <text:p text:style-name="P10"><text:s text:c="4"/></text:p>
        <text:p text:style-name="P10"><text:s text:c="4"/>printf(<text:span text:style-name="T12">"</text:span><text:span text:style-name="T13">\n</text:span><text:span text:style-name="T12">Lista em ordem:</text:span><text:span text:style-name="T13">\n</text:span><text:span text:style-name="T12">"</text:span>);</text:p>
        <text:p text:style-name="P10"><text:s text:c="4"/>emOrdem_Lista(avl, emOrdem);</text:p>
        <text:p text:style-name="P10"><text:s text:c="4"/></text:p>
        <text:p text:style-name="P10"><text:s text:c="4"/>printf(<text:span text:style-name="T12">"%s"</text:span>,imprime_lista(emOrdem));</text:p>
        <text:p text:style-name="P10"><text:s text:c="4"/>printf(<text:span text:style-name="T12">"</text:span><text:span text:style-name="T13">\n\n</text:span><text:span text:style-name="T12">"</text:span>);</text:p>
        <text:p text:style-name="P10"><text:s text:c="4"/></text:p>
        <text:p text:style-name="P10"><text:s text:c="4"/>libera_ArvAVL(avl);</text:p>
        <text:p text:style-name="P10"><text:s text:c="4"/>lista_libera(emOrdem);</text:p>
        <text:p text:style-name="P10"><text:s text:c="4"/></text:p>
        <text:p text:style-name="P10"><text:s text:c="4"/><text:span text:style-name="T7">return</text:span> <text:span text:style-name="T6">0</text:span>;</text:p>
        <text:p text:style-name="P10">}</text:p>
        <text:p text:style-name="P15"/>
        <text:p text:style-name="P15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<text:soft-page-break/>//Função que gera a lista</text:p>
        <text:p text:style-name="P15"/>
        <text:p text:style-name="P10"><text:span text:style-name="T5">void</text:span> emOrdem_Lista(ArvAVL *raiz, Lista* q){</text:p>
        <text:p text:style-name="P10"><text:s text:c="4"/></text:p>
        <text:p text:style-name="P10"><text:s text:c="4"/><text:span text:style-name="T5">static</text:span> <text:span text:style-name="T5">int</text:span> contador = <text:span text:style-name="T6">0</text:span>;</text:p>
        <text:p text:style-name="P10"><text:s text:c="4"/></text:p>
        <text:p text:style-name="P10"><text:s text:c="4"/><text:span text:style-name="T7">if</text:span>(raiz == NULL)</text:p>
        <text:p text:style-name="P10"><text:s text:c="8"/><text:span text:style-name="T7">return</text:span>;</text:p>
        <text:p text:style-name="P10"><text:s text:c="4"/><text:span text:style-name="T7">if</text:span>(*raiz != NULL){</text:p>
        <text:p text:style-name="P10"><text:s text:c="8"/>emOrdem_Lista(&amp;((*raiz)-&gt;esq), q);</text:p>
        <text:p text:style-name="P10"><text:s text:c="8"/>lista_insere_posicao(q,(*raiz)-&gt;info,contador);</text:p>
        <text:p text:style-name="P10"><text:s text:c="8"/>contador++;</text:p>
        <text:p text:style-name="P10"><text:s text:c="8"/>emOrdem_Lista(&amp;((*raiz)-&gt;dir), q);</text:p>
        <text:p text:style-name="P10"><text:s text:c="4"/>}</text:p>
        <text:p text:style-name="P18">}</text:p>
      </text:section>
      <text:p text:style-name="P9">Observação:</text:p>
      <text:list xml:id="list969071275" text:style-name="L1">
        <text:list-item>
          <text:p text:style-name="P3">Várias partes do código foram retiradas devido ao tamanho, mas tenho todos salvos para enviar se preciso.</text:p>
        </text:list-item>
        <text:list-item>
          <text:p text:style-name="P3">No exercício 3, a lista é exibida, contudo com erros no final. Isso acontece por que peguei um código do semestre passado de lista, e continha alguns erros na liberação (free) da li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09-27T19:17:24.834793720</dc:date>
    <meta:editing-duration>PT1H53M35S</meta:editing-duration>
    <meta:editing-cycles>6</meta:editing-cycles>
    <meta:document-statistic meta:table-count="0" meta:image-count="0" meta:object-count="0" meta:page-count="5" meta:paragraph-count="154" meta:word-count="551" meta:character-count="4691" meta:non-whitespace-character-count="3431"/>
  </office:meta>
</office:document-meta>
</file>